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7ff"/>
    </style:style>
    <style:style style:name="T3" style:family="text">
      <style:text-properties fo:color="#000000"/>
    </style:style>
    <style:style style:name="T4" style:family="text">
      <style:text-properties fo:color="#2323d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nötigte Screens/Activitys:</text:p>
      <text:p text:style-name="Standard"/>
      <text:p text:style-name="P1">Loginscreen:</text:p>
      <text:list xml:id="list8349951990790639879" text:style-name="L1">
        <text:list-item>
          <text:p text:style-name="P3">Titel (AppName)</text:p>
        </text:list-item>
        <text:list-item>
          <text:p text:style-name="P3">2 Textfelder (Benutzername, Passwort)</text:p>
        </text:list-item>
        <text:list-item>
          <text:p text:style-name="P3">Button: Login <text:span text:style-name="T2">→ Mainscreen</text:span></text:p>
        </text:list-item>
        <text:list-item>
          <text:p text:style-name="P3"><text:span text:style-name="T3">Button: Registrieren</text:span><text:span text:style-name="T2"> → Registerscreen</text:span></text:p>
        </text:list-item>
      </text:list>
      <text:p text:style-name="Standard"/>
      <text:p text:style-name="Standard"><text:span text:style-name="T1">Registerscreen:</text:span> (Von Loginscreen)</text:p>
      <text:list xml:id="list3349372677246045879" text:style-name="L2">
        <text:list-item>
          <text:p text:style-name="P4">Titel (Registrierung)</text:p>
        </text:list-item>
        <text:list-item>
          <text:p text:style-name="P4">5 Textfelder (Vor- u. Nachname, eMail, Benutzername, Passwort, Passwort Wiederholung)</text:p>
        </text:list-item>
        <text:list-item>
          <text:p text:style-name="P4">2 Button (Bestätigen, Abbrechen)</text:p>
        </text:list-item>
        <text:list-item>
          <text:p text:style-name="P4">Button: Bestätigen <text:span text:style-name="T4">→ Mainscreen</text:span></text:p>
        </text:list-item>
        <text:list-item>
          <text:p text:style-name="P4">Button: Abbrechen <text:span text:style-name="T4">→ Loginscreen</text:span></text:p>
        </text:list-item>
      </text:list>
      <text:p text:style-name="Standard"/>
      <text:p text:style-name="Standard"><text:span text:style-name="T1">Mainscreen:</text:span> (Von allen Screens erreichbar außer Routenbewertung/Routendetails)</text:p>
      <text:list xml:id="list7922410314176620076" text:style-name="L3">
        <text:list-item>
          <text:p text:style-name="P5">Titel (AppName)</text:p>
        </text:list-item>
        <text:list-item>
          <text:p text:style-name="P5">Button: Routenliste <text:span text:style-name="T4">→ Routenliste</text:span></text:p>
        </text:list-item>
        <text:list-item>
          <text:p text:style-name="P5">Button: Persönlichen Statistiken <text:span text:style-name="T4">→ Persönliche Stats</text:span></text:p>
        </text:list-item>
      </text:list>
      <text:p text:style-name="Standard"/>
      <text:p text:style-name="P1">Routenliste: <text:span text:style-name="T5">(Von Mainscreen)</text:span></text:p>
      <text:list xml:id="list2811657151305651223" text:style-name="L4">
        <text:list-item>
          <text:p text:style-name="P6">Titel (Alle Verfügbaren Routen)</text:p>
        </text:list-item>
        <text:list-item>
          <text:p text:style-name="P6">Liste mit allen Routen (Farbicon, Routennummer, Wandname, Schwierigkeitsgrad, Ampel(Flash, Rotpunkt, nicht geschafft)) <text:span text:style-name="T4">→ Klick auf Listenelement führt zu Routendetails</text:span></text:p>
        </text:list-item>
      </text:list>
      <text:p text:style-name="Standard"/>
      <text:p text:style-name="P1">Persönliche Stats: <text:span text:style-name="T5">(Von Mainscreen)</text:span></text:p>
      <text:list xml:id="list6456687121052901552" text:style-name="L5">
        <text:list-item>
          <text:p text:style-name="P7">Titel (Persönliche Statistik)</text:p>
        </text:list-item>
        <text:list-item>
          <text:p text:style-name="P7">Anzahl gekletterte Routen</text:p>
        </text:list-item>
        <text:list-item>
          <text:p text:style-name="P7">Anzahl Flash</text:p>
        </text:list-item>
        <text:list-item>
          <text:p text:style-name="P7">Anzahl Rotpunkt</text:p>
        </text:list-item>
        <text:list-item>
          <text:p text:style-name="P7">Anzahl nicht geschafft</text:p>
        </text:list-item>
        <text:list-item>
          <text:p text:style-name="P7">Kreisdiagramm(Flash, Rotpunkt, nicht geschafft)</text:p>
        </text:list-item>
        <text:list-item>
          <text:p text:style-name="P7">Button: Zurück <text:span text:style-name="T4">→ Mainscreen)</text:span></text:p>
        </text:list-item>
      </text:list>
      <text:p text:style-name="Standard"/>
      <text:p text:style-name="Standard"><text:span text:style-name="T1">Routendetails:</text:span> (Von Routenliste)</text:p>
      <text:list xml:id="list5623991992022089851" text:style-name="L6">
        <text:list-item>
          <text:p text:style-name="P8">Titel (Routennummer)</text:p>
        </text:list-item>
        <text:list-item>
          <text:p text:style-name="P8">Grifffarbe</text:p>
        </text:list-item>
        <text:list-item>
          <text:p text:style-name="P8">Routenschrauber</text:p>
        </text:list-item>
        <text:list-item>
          <text:p text:style-name="P8">Wandname</text:p>
        </text:list-item>
        <text:list-item>
          <text:p text:style-name="P8">Erstellungsdatum</text:p>
        </text:list-item>
        <text:list-item>
          <text:p text:style-name="P8">Durchschnitt Bewerteter Schwierigkeitsgrad</text:p>
        </text:list-item>
        <text:list-item>
          <text:p text:style-name="P8">Meist Bewertete Kategorie (Technisch anspruchsvoll, Kraft, Ausdauer, Fingerkraft)</text:p>
        </text:list-item>
        <text:list-item>
          <text:p text:style-name="P8">Gesamtanzahl Bewertungen</text:p>
        </text:list-item>
        <text:list-item>
          <text:p text:style-name="P8">Kreisdiagramm(Flash, Rotpunkt, nicht geschafft)</text:p>
        </text:list-item>
        <text:list-item>
          <text:p text:style-name="P8">Eigene Statistik in Form einer Ampel(Flash, Rotpunkt, nicht geschafft)</text:p>
        </text:list-item>
        <text:list-item>
          <text:p text:style-name="P8">Button: Bewerten <text:span text:style-name="T4">→ Routenbewertung</text:span></text:p>
        </text:list-item>
        <text:list-item>
          <text:p text:style-name="P8">Button: Zurück <text:span text:style-name="T4">→ Routenliste</text:span></text:p>
        </text:list-item>
      </text:list>
      <text:p text:style-name="Standard"/>
      <text:p text:style-name="Standard"/>
      <text:p text:style-name="Standard"/>
      <text:p text:style-name="Standard"><text:soft-page-break/><text:span text:style-name="T1">Routenbewertung:</text:span> (Von Routendetails)</text:p>
      <text:list xml:id="list4931194153821443076" text:style-name="L7">
        <text:list-item>
          <text:p text:style-name="P9">Titel (Routenbewertung für "Routennummer")</text:p>
        </text:list-item>
        <text:list-item>
          <text:p text:style-name="P9">Dropdown Schwierigkeitsgrad (1-10)</text:p>
        </text:list-item>
        <text:list-item>
          <text:p text:style-name="P9">Dropdown wie geklettert (Flash, Rotpunkt, nicht geschafft)</text:p>
        </text:list-item>
        <text:list-item>
          <text:p text:style-name="P9">Dropdown Kategorie (Technisch anspruchsvoll, Kraft, Ausdauer, Fingerkraft)</text:p>
        </text:list-item>
        <text:list-item>
          <text:p text:style-name="P9">Button: Bestätigen <text:span text:style-name="T4">→ Speichert Bewertung ab und springt zurück auf Routendetails</text:span></text:p>
        </text:list-item>
        <text:list-item>
          <text:p text:style-name="P9">Button: Abbrechen <text:span text:style-name="T4">→ Springt zurück zu Routendetail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7:19:19.63</meta:creation-date>
    <dc:date>2013-02-21T15:42:16.18</dc:date>
    <meta:editing-duration>PT16M3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2" meta:paragraph-count="47" meta:word-count="238" meta:character-count="1847"/>
  </office:meta>
</office:document-meta>
</file>